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CB #</text:p>
          </table:table-cell>
          <table:table-cell office:value-type="string" calcext:value-type="string">
            <text:p>S11 (dB)</text:p>
          </table:table-cell>
          <table:table-cell office:value-type="string" calcext:value-type="string">
            <text:p>s21 (dB)</text:p>
          </table:table-cell>
          <table:table-cell office:value-type="string" calcext:value-type="string">
            <text:p>s12 (dB)</text:p>
          </table:table-cell>
          <table:table-cell office:value-type="string" calcext:value-type="string">
            <text:p>s22 (dB)</text:p>
          </table:table-cell>
          <table:table-cell office:value-type="string" calcext:value-type="string">
            <text:p>S11 (mag)</text:p>
          </table:table-cell>
          <table:table-cell office:value-type="string" calcext:value-type="string">
            <text:p>s21 (mag)</text:p>
          </table:table-cell>
          <table:table-cell office:value-type="string" calcext:value-type="string">
            <text:p>s12 (mag)</text:p>
          </table:table-cell>
          <table:table-cell office:value-type="string" calcext:value-type="string">
            <text:p>s22 (mag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max (Mag)</text:p>
          </table:table-cell>
          <table:table-cell office:value-type="string" calcext:value-type="string">
            <text:p>Gmax (d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9.8" calcext:value-type="float">
            <text:p>-19.8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5" calcext:value-type="float">
            <text:p>-15.5</text:p>
          </table:table-cell>
          <table:table-cell table:formula="of:=10^([.B2]/20)" office:value-type="float" office:value="0.102329299228075" calcext:value-type="float">
            <text:p>0.102329299228075</text:p>
          </table:table-cell>
          <table:table-cell table:formula="of:=10^([.C2]/20)" office:value-type="float" office:value="5.88843655355589" calcext:value-type="float">
            <text:p>5.88843655355589</text:p>
          </table:table-cell>
          <table:table-cell table:formula="of:=10^([.D2]/20)" office:value-type="float" office:value="0.0977237220955811" calcext:value-type="float">
            <text:p>0.097723722095581</text:p>
          </table:table-cell>
          <table:table-cell table:formula="of:=10^([.E2]/20)" office:value-type="float" office:value="0.167880401812256" calcext:value-type="float">
            <text:p>0.167880401812256</text:p>
          </table:table-cell>
          <table:table-cell table:formula="of:=[.F2]*[.I2]-[.H2]*[.G2]" office:value-type="float" office:value="-0.558260853465581" calcext:value-type="float">
            <text:p>-0.558260853465581</text:p>
          </table:table-cell>
          <table:table-cell table:formula="of:=(1-ABS([.F2])^2-ABS([.I2])^2+ABS([.J2])^2)/(2*ABS([.G2]*[.H2]))" office:value-type="float" office:value="1.10611028460221" calcext:value-type="float">
            <text:p>1.10611028460221</text:p>
          </table:table-cell>
          <table:table-cell table:formula="of:=([.K2]-SQRT([.K2]^2-1))*ABS([.G2]/[.H2])" office:value-type="float" office:value="38.1645341426298" calcext:value-type="float">
            <text:p>38.1645341426298</text:p>
          </table:table-cell>
          <table:table-cell table:formula="of:=10*LOG([.L2])" office:value-type="float" office:value="15.816599655118" calcext:value-type="float">
            <text:p>15.816599655118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-20.2" calcext:value-type="float">
            <text:p>-20.2</text:p>
          </table:table-cell>
          <table:table-cell office:value-type="float" office:value="15.5" calcext:value-type="float">
            <text:p>15.5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9" calcext:value-type="float">
            <text:p>-15.9</text:p>
          </table:table-cell>
          <table:table-cell table:formula="of:=10^([.B3]/20)" office:value-type="float" office:value="0.0977237220955811" calcext:value-type="float">
            <text:p>0.097723722095581</text:p>
          </table:table-cell>
          <table:table-cell table:formula="of:=10^([.C3]/20)" office:value-type="float" office:value="5.9566214352901" calcext:value-type="float">
            <text:p>5.9566214352901</text:p>
          </table:table-cell>
          <table:table-cell table:formula="of:=10^([.D3]/20)" office:value-type="float" office:value="0.0977237220955811" calcext:value-type="float">
            <text:p>0.097723722095581</text:p>
          </table:table-cell>
          <table:table-cell table:formula="of:=10^([.E3]/20)" office:value-type="float" office:value="0.160324539069004" calcext:value-type="float">
            <text:p>0.160324539069004</text:p>
          </table:table-cell>
          <table:table-cell table:formula="of:=[.F3]*[.I3]-[.H3]*[.G3]" office:value-type="float" office:value="-0.56643570706979" calcext:value-type="float">
            <text:p>-0.56643570706979</text:p>
          </table:table-cell>
          <table:table-cell table:formula="of:=(1-ABS([.F3])^2-ABS([.I3])^2+ABS([.J3])^2)/(2*ABS([.G3]*[.H3]))" office:value-type="float" office:value="1.1042676687812" calcext:value-type="float">
            <text:p>1.1042676687812</text:p>
          </table:table-cell>
          <table:table-cell table:formula="of:=([.K3]-SQRT([.K3]^2-1))*ABS([.G3]/[.H3])" office:value-type="float" office:value="38.757925951966" calcext:value-type="float">
            <text:p>38.757925951966</text:p>
          </table:table-cell>
          <table:table-cell table:formula="of:=10*LOG([.L3])" office:value-type="float" office:value="15.8836052865435" calcext:value-type="float">
            <text:p>15.8836052865435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-19.9" calcext:value-type="float">
            <text:p>-19.9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4" calcext:value-type="float">
            <text:p>-15.4</text:p>
          </table:table-cell>
          <table:table-cell table:formula="of:=10^([.B4]/20)" office:value-type="float" office:value="0.10115794542599" calcext:value-type="float">
            <text:p>0.10115794542599</text:p>
          </table:table-cell>
          <table:table-cell table:formula="of:=10^([.C4]/20)" office:value-type="float" office:value="5.88843655355589" calcext:value-type="float">
            <text:p>5.88843655355589</text:p>
          </table:table-cell>
          <table:table-cell table:formula="of:=10^([.D4]/20)" office:value-type="float" office:value="0.0977237220955811" calcext:value-type="float">
            <text:p>0.097723722095581</text:p>
          </table:table-cell>
          <table:table-cell table:formula="of:=10^([.E4]/20)" office:value-type="float" office:value="0.169824365246174" calcext:value-type="float">
            <text:p>0.169824365246174</text:p>
          </table:table-cell>
          <table:table-cell table:formula="of:=[.F4]*[.I4]-[.H4]*[.G4]" office:value-type="float" office:value="-0.558260853465581" calcext:value-type="float">
            <text:p>-0.558260853465581</text:p>
          </table:table-cell>
          <table:table-cell table:formula="of:=(1-ABS([.F4])^2-ABS([.I4])^2+ABS([.J4])^2)/(2*ABS([.G4]*[.H4]))" office:value-type="float" office:value="1.10574697113213" calcext:value-type="float">
            <text:p>1.10574697113213</text:p>
          </table:table-cell>
          <table:table-cell table:formula="of:=([.K4]-SQRT([.K4]^2-1))*ABS([.G4]/[.H4])" office:value-type="float" office:value="38.1939025353473" calcext:value-type="float">
            <text:p>38.1939025353473</text:p>
          </table:table-cell>
          <table:table-cell table:formula="of:=10*LOG([.L4])" office:value-type="float" office:value="15.8199403551332" calcext:value-type="float">
            <text:p>15.819940355133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-19.7" calcext:value-type="float">
            <text:p>-19.7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2" calcext:value-type="float">
            <text:p>-15.2</text:p>
          </table:table-cell>
          <table:table-cell table:formula="of:=10^([.B5]/20)" office:value-type="float" office:value="0.103514216667934" calcext:value-type="float">
            <text:p>0.103514216667934</text:p>
          </table:table-cell>
          <table:table-cell table:formula="of:=10^([.C5]/20)" office:value-type="float" office:value="5.88843655355589" calcext:value-type="float">
            <text:p>5.88843655355589</text:p>
          </table:table-cell>
          <table:table-cell table:formula="of:=10^([.D5]/20)" office:value-type="float" office:value="0.0977237220955811" calcext:value-type="float">
            <text:p>0.097723722095581</text:p>
          </table:table-cell>
          <table:table-cell table:formula="of:=10^([.E5]/20)" office:value-type="float" office:value="0.173780082874938" calcext:value-type="float">
            <text:p>0.173780082874938</text:p>
          </table:table-cell>
          <table:table-cell table:formula="of:=[.F5]*[.I5]-[.H5]*[.G5]" office:value-type="float" office:value="-0.557451228185869" calcext:value-type="float">
            <text:p>-0.557451228185869</text:p>
          </table:table-cell>
          <table:table-cell table:formula="of:=(1-ABS([.F5])^2-ABS([.I5])^2+ABS([.J5])^2)/(2*ABS([.G5]*[.H5]))" office:value-type="float" office:value="1.10336203585877" calcext:value-type="float">
            <text:p>1.10336203585877</text:p>
          </table:table-cell>
          <table:table-cell table:formula="of:=([.K5]-SQRT([.K5]^2-1))*ABS([.G5]/[.H5])" office:value-type="float" office:value="38.3885868656758" calcext:value-type="float">
            <text:p>38.3885868656758</text:p>
          </table:table-cell>
          <table:table-cell table:formula="of:=10*LOG([.L5])" office:value-type="float" office:value="15.8420212546112" calcext:value-type="float">
            <text:p>15.842021254611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9.8" calcext:value-type="float">
            <text:p>-19.8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4" calcext:value-type="float">
            <text:p>-15.4</text:p>
          </table:table-cell>
          <table:table-cell table:formula="of:=10^([.B6]/20)" office:value-type="float" office:value="0.102329299228075" calcext:value-type="float">
            <text:p>0.102329299228075</text:p>
          </table:table-cell>
          <table:table-cell table:formula="of:=10^([.C6]/20)" office:value-type="float" office:value="5.88843655355589" calcext:value-type="float">
            <text:p>5.88843655355589</text:p>
          </table:table-cell>
          <table:table-cell table:formula="of:=10^([.D6]/20)" office:value-type="float" office:value="0.0977237220955811" calcext:value-type="float">
            <text:p>0.097723722095581</text:p>
          </table:table-cell>
          <table:table-cell table:formula="of:=10^([.E6]/20)" office:value-type="float" office:value="0.169824365246174" calcext:value-type="float">
            <text:p>0.169824365246174</text:p>
          </table:table-cell>
          <table:table-cell table:formula="of:=[.F6]*[.I6]-[.H6]*[.G6]" office:value-type="float" office:value="-0.558061929049663" calcext:value-type="float">
            <text:p>-0.558061929049663</text:p>
          </table:table-cell>
          <table:table-cell table:formula="of:=(1-ABS([.F6])^2-ABS([.I6])^2+ABS([.J6])^2)/(2*ABS([.G6]*[.H6]))" office:value-type="float" office:value="1.10534691251148" calcext:value-type="float">
            <text:p>1.10534691251148</text:p>
          </table:table-cell>
          <table:table-cell table:formula="of:=([.K6]-SQRT([.K6]^2-1))*ABS([.G6]/[.H6])" office:value-type="float" office:value="38.2263287960636" calcext:value-type="float">
            <text:p>38.2263287960636</text:p>
          </table:table-cell>
          <table:table-cell table:formula="of:=10*LOG([.L6])" office:value-type="float" office:value="15.8236259097822" calcext:value-type="float">
            <text:p>15.8236259097822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19.3" calcext:value-type="float">
            <text:p>-19.3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5" calcext:value-type="float">
            <text:p>-15.5</text:p>
          </table:table-cell>
          <table:table-cell table:formula="of:=10^([.B7]/20)" office:value-type="float" office:value="0.10839269140212" calcext:value-type="float">
            <text:p>0.10839269140212</text:p>
          </table:table-cell>
          <table:table-cell table:formula="of:=10^([.C7]/20)" office:value-type="float" office:value="5.88843655355589" calcext:value-type="float">
            <text:p>5.88843655355589</text:p>
          </table:table-cell>
          <table:table-cell table:formula="of:=10^([.D7]/20)" office:value-type="float" office:value="0.0977237220955811" calcext:value-type="float">
            <text:p>0.097723722095581</text:p>
          </table:table-cell>
          <table:table-cell table:formula="of:=10^([.E7]/20)" office:value-type="float" office:value="0.167880401812256" calcext:value-type="float">
            <text:p>0.167880401812256</text:p>
          </table:table-cell>
          <table:table-cell table:formula="of:=[.F7]*[.I7]-[.H7]*[.G7]" office:value-type="float" office:value="-0.557242928751057" calcext:value-type="float">
            <text:p>-0.557242928751057</text:p>
          </table:table-cell>
          <table:table-cell table:formula="of:=(1-ABS([.F7])^2-ABS([.I7])^2+ABS([.J7])^2)/(2*ABS([.G7]*[.H7]))" office:value-type="float" office:value="1.10401346373407" calcext:value-type="float">
            <text:p>1.10401346373407</text:p>
          </table:table-cell>
          <table:table-cell table:formula="of:=([.K7]-SQRT([.K7]^2-1))*ABS([.G7]/[.H7])" office:value-type="float" office:value="38.3350797165068" calcext:value-type="float">
            <text:p>38.3350797165068</text:p>
          </table:table-cell>
          <table:table-cell table:formula="of:=10*LOG([.L7])" office:value-type="float" office:value="15.8359637069394" calcext:value-type="float">
            <text:p>15.8359637069394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15.4" calcext:value-type="float">
            <text:p>15.4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6" calcext:value-type="float">
            <text:p>-15.6</text:p>
          </table:table-cell>
          <table:table-cell table:formula="of:=10^([.B8]/20)" office:value-type="float" office:value="0.1" calcext:value-type="float">
            <text:p>0.1</text:p>
          </table:table-cell>
          <table:table-cell table:formula="of:=10^([.C8]/20)" office:value-type="float" office:value="5.88843655355589" calcext:value-type="float">
            <text:p>5.88843655355589</text:p>
          </table:table-cell>
          <table:table-cell table:formula="of:=10^([.D8]/20)" office:value-type="float" office:value="0.0966050878989813" calcext:value-type="float">
            <text:p>0.096605087898981</text:p>
          </table:table-cell>
          <table:table-cell table:formula="of:=10^([.E8]/20)" office:value-type="float" office:value="0.165958690743756" calcext:value-type="float">
            <text:p>0.165958690743756</text:p>
          </table:table-cell>
          <table:table-cell table:formula="of:=[.F8]*[.I8]-[.H8]*[.G8]" office:value-type="float" office:value="-0.552257061769466" calcext:value-type="float">
            <text:p>-0.552257061769466</text:p>
          </table:table-cell>
          <table:table-cell table:formula="of:=(1-ABS([.F8])^2-ABS([.I8])^2+ABS([.J8])^2)/(2*ABS([.G8]*[.H8]))" office:value-type="float" office:value="1.11403625306169" calcext:value-type="float">
            <text:p>1.11403625306169</text:p>
          </table:table-cell>
          <table:table-cell table:formula="of:=([.K8]-SQRT([.K8]^2-1))*ABS([.G8]/[.H8])" office:value-type="float" office:value="37.9766208226399" calcext:value-type="float">
            <text:p>37.9766208226399</text:p>
          </table:table-cell>
          <table:table-cell table:formula="of:=10*LOG([.L8])" office:value-type="float" office:value="15.7951631839545" calcext:value-type="float">
            <text:p>15.795163183954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20.1" calcext:value-type="float">
            <text:p>-20.1</text:p>
          </table:table-cell>
          <table:table-cell office:value-type="float" office:value="15.5" calcext:value-type="float">
            <text:p>15.5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5" calcext:value-type="float">
            <text:p>-15.5</text:p>
          </table:table-cell>
          <table:table-cell table:formula="of:=10^([.B9]/20)" office:value-type="float" office:value="0.0988553094656939" calcext:value-type="float">
            <text:p>0.098855309465694</text:p>
          </table:table-cell>
          <table:table-cell table:formula="of:=10^([.C9]/20)" office:value-type="float" office:value="5.9566214352901" calcext:value-type="float">
            <text:p>5.9566214352901</text:p>
          </table:table-cell>
          <table:table-cell table:formula="of:=10^([.D9]/20)" office:value-type="float" office:value="0.0966050878989813" calcext:value-type="float">
            <text:p>0.096605087898981</text:p>
          </table:table-cell>
          <table:table-cell table:formula="of:=10^([.E9]/20)" office:value-type="float" office:value="0.167880401812256" calcext:value-type="float">
            <text:p>0.167880401812256</text:p>
          </table:table-cell>
          <table:table-cell table:formula="of:=[.F9]*[.I9]-[.H9]*[.G9]" office:value-type="float" office:value="-0.558844068262781" calcext:value-type="float">
            <text:p>-0.558844068262781</text:p>
          </table:table-cell>
          <table:table-cell table:formula="of:=(1-ABS([.F9])^2-ABS([.I9])^2+ABS([.J9])^2)/(2*ABS([.G9]*[.H9]))" office:value-type="float" office:value="1.10728366978432" calcext:value-type="float">
            <text:p>1.10728366978432</text:p>
          </table:table-cell>
          <table:table-cell table:formula="of:=([.K9]-SQRT([.K9]^2-1))*ABS([.G9]/[.H9])" office:value-type="float" office:value="38.9569646627407" calcext:value-type="float">
            <text:p>38.9569646627407</text:p>
          </table:table-cell>
          <table:table-cell table:formula="of:=10*LOG([.L9])" office:value-type="float" office:value="15.9058511141048" calcext:value-type="float">
            <text:p>15.9058511141048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20.1" calcext:value-type="float">
            <text:p>-20.1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4" calcext:value-type="float">
            <text:p>-15.4</text:p>
          </table:table-cell>
          <table:table-cell table:formula="of:=10^([.B10]/20)" office:value-type="float" office:value="0.0988553094656939" calcext:value-type="float">
            <text:p>0.098855309465694</text:p>
          </table:table-cell>
          <table:table-cell table:formula="of:=10^([.C10]/20)" office:value-type="float" office:value="5.88843655355589" calcext:value-type="float">
            <text:p>5.88843655355589</text:p>
          </table:table-cell>
          <table:table-cell table:formula="of:=10^([.D10]/20)" office:value-type="float" office:value="0.0977237220955811" calcext:value-type="float">
            <text:p>0.097723722095581</text:p>
          </table:table-cell>
          <table:table-cell table:formula="of:=10^([.E10]/20)" office:value-type="float" office:value="0.169824365246174" calcext:value-type="float">
            <text:p>0.169824365246174</text:p>
          </table:table-cell>
          <table:table-cell table:formula="of:=[.F10]*[.I10]-[.H10]*[.G10]" office:value-type="float" office:value="-0.558651897155931" calcext:value-type="float">
            <text:p>-0.558651897155931</text:p>
          </table:table-cell>
          <table:table-cell table:formula="of:=(1-ABS([.F10])^2-ABS([.I10])^2+ABS([.J10])^2)/(2*ABS([.G10]*[.H10]))" office:value-type="float" office:value="1.10652665232805" calcext:value-type="float">
            <text:p>1.10652665232805</text:p>
          </table:table-cell>
          <table:table-cell table:formula="of:=([.K10]-SQRT([.K10]^2-1))*ABS([.G10]/[.H10])" office:value-type="float" office:value="38.1309696704682" calcext:value-type="float">
            <text:p>38.1309696704682</text:p>
          </table:table-cell>
          <table:table-cell table:formula="of:=10*LOG([.L10])" office:value-type="float" office:value="15.8127784952174" calcext:value-type="float">
            <text:p>15.8127784952174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20.5" calcext:value-type="float">
            <text:p>-20.5</text:p>
          </table:table-cell>
          <table:table-cell office:value-type="float" office:value="15.5" calcext:value-type="float">
            <text:p>15.5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9" calcext:value-type="float">
            <text:p>-15.9</text:p>
          </table:table-cell>
          <table:table-cell table:formula="of:=10^([.B11]/20)" office:value-type="float" office:value="0.0944060876285924" calcext:value-type="float">
            <text:p>0.094406087628592</text:p>
          </table:table-cell>
          <table:table-cell table:formula="of:=10^([.C11]/20)" office:value-type="float" office:value="5.9566214352901" calcext:value-type="float">
            <text:p>5.9566214352901</text:p>
          </table:table-cell>
          <table:table-cell table:formula="of:=10^([.D11]/20)" office:value-type="float" office:value="0.0977237220955811" calcext:value-type="float">
            <text:p>0.097723722095581</text:p>
          </table:table-cell>
          <table:table-cell table:formula="of:=10^([.E11]/20)" office:value-type="float" office:value="0.160324539069004" calcext:value-type="float">
            <text:p>0.160324539069004</text:p>
          </table:table-cell>
          <table:table-cell table:formula="of:=[.F11]*[.I11]-[.H11]*[.G11]" office:value-type="float" office:value="-0.566967605286509" calcext:value-type="float">
            <text:p>-0.566967605286509</text:p>
          </table:table-cell>
          <table:table-cell table:formula="of:=(1-ABS([.F11])^2-ABS([.I11])^2+ABS([.J11])^2)/(2*ABS([.G11]*[.H11]))" office:value-type="float" office:value="1.10533300534152" calcext:value-type="float">
            <text:p>1.10533300534152</text:p>
          </table:table-cell>
          <table:table-cell table:formula="of:=([.K11]-SQRT([.K11]^2-1))*ABS([.G11]/[.H11])" office:value-type="float" office:value="38.6701107797392" calcext:value-type="float">
            <text:p>38.6701107797392</text:p>
          </table:table-cell>
          <table:table-cell table:formula="of:=10*LOG([.L11])" office:value-type="float" office:value="15.8737541621479" calcext:value-type="float">
            <text:p>15.873754162147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-19.6" calcext:value-type="float">
            <text:p>-19.6</text:p>
          </table:table-cell>
          <table:table-cell office:value-type="float" office:value="15.5" calcext:value-type="float">
            <text:p>15.5</text:p>
          </table:table-cell>
          <table:table-cell office:value-type="float" office:value="-20.2" calcext:value-type="float">
            <text:p>-20.2</text:p>
          </table:table-cell>
          <table:table-cell office:value-type="float" office:value="-16" calcext:value-type="float">
            <text:p>-16</text:p>
          </table:table-cell>
          <table:table-cell table:formula="of:=10^([.B12]/20)" office:value-type="float" office:value="0.10471285480509" calcext:value-type="float">
            <text:p>0.10471285480509</text:p>
          </table:table-cell>
          <table:table-cell table:formula="of:=10^([.C12]/20)" office:value-type="float" office:value="5.9566214352901" calcext:value-type="float">
            <text:p>5.9566214352901</text:p>
          </table:table-cell>
          <table:table-cell table:formula="of:=10^([.D12]/20)" office:value-type="float" office:value="0.0977237220955811" calcext:value-type="float">
            <text:p>0.097723722095581</text:p>
          </table:table-cell>
          <table:table-cell table:formula="of:=10^([.E12]/20)" office:value-type="float" office:value="0.158489319246111" calcext:value-type="float">
            <text:p>0.158489319246111</text:p>
          </table:table-cell>
          <table:table-cell table:formula="of:=[.F12]*[.I12]-[.H12]*[.G12]" office:value-type="float" office:value="-0.565507348696496" calcext:value-type="float">
            <text:p>-0.565507348696496</text:p>
          </table:table-cell>
          <table:table-cell table:formula="of:=(1-ABS([.F12])^2-ABS([.I12])^2+ABS([.J12])^2)/(2*ABS([.G12]*[.H12]))" office:value-type="float" office:value="1.1026523097305" calcext:value-type="float">
            <text:p>1.1026523097305</text:p>
          </table:table-cell>
          <table:table-cell table:formula="of:=([.K12]-SQRT([.K12]^2-1))*ABS([.G12]/[.H12])" office:value-type="float" office:value="38.8923669788158" calcext:value-type="float">
            <text:p>38.8923669788158</text:p>
          </table:table-cell>
          <table:table-cell table:formula="of:=10*LOG([.L12])" office:value-type="float" office:value="15.8986437499516" calcext:value-type="float">
            <text:p>15.8986437499516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15.4" calcext:value-type="float">
            <text:p>15.4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6" calcext:value-type="float">
            <text:p>-15.6</text:p>
          </table:table-cell>
          <table:table-cell table:formula="of:=10^([.B13]/20)" office:value-type="float" office:value="0.1" calcext:value-type="float">
            <text:p>0.1</text:p>
          </table:table-cell>
          <table:table-cell table:formula="of:=10^([.C13]/20)" office:value-type="float" office:value="5.88843655355589" calcext:value-type="float">
            <text:p>5.88843655355589</text:p>
          </table:table-cell>
          <table:table-cell table:formula="of:=10^([.D13]/20)" office:value-type="float" office:value="0.0966050878989813" calcext:value-type="float">
            <text:p>0.096605087898981</text:p>
          </table:table-cell>
          <table:table-cell table:formula="of:=10^([.E13]/20)" office:value-type="float" office:value="0.165958690743756" calcext:value-type="float">
            <text:p>0.165958690743756</text:p>
          </table:table-cell>
          <table:table-cell table:formula="of:=[.F13]*[.I13]-[.H13]*[.G13]" office:value-type="float" office:value="-0.552257061769466" calcext:value-type="float">
            <text:p>-0.552257061769466</text:p>
          </table:table-cell>
          <table:table-cell table:formula="of:=(1-ABS([.F13])^2-ABS([.I13])^2+ABS([.J13])^2)/(2*ABS([.G13]*[.H13]))" office:value-type="float" office:value="1.11403625306169" calcext:value-type="float">
            <text:p>1.11403625306169</text:p>
          </table:table-cell>
          <table:table-cell table:formula="of:=([.K13]-SQRT([.K13]^2-1))*ABS([.G13]/[.H13])" office:value-type="float" office:value="37.9766208226399" calcext:value-type="float">
            <text:p>37.9766208226399</text:p>
          </table:table-cell>
          <table:table-cell table:formula="of:=10*LOG([.L13])" office:value-type="float" office:value="15.7951631839545" calcext:value-type="float">
            <text:p>15.7951631839545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-19.8" calcext:value-type="float">
            <text:p>-19.8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6" calcext:value-type="float">
            <text:p>-16</text:p>
          </table:table-cell>
          <table:table-cell table:formula="of:=10^([.B14]/20)" office:value-type="float" office:value="0.102329299228075" calcext:value-type="float">
            <text:p>0.102329299228075</text:p>
          </table:table-cell>
          <table:table-cell table:formula="of:=10^([.C14]/20)" office:value-type="float" office:value="5.88843655355589" calcext:value-type="float">
            <text:p>5.88843655355589</text:p>
          </table:table-cell>
          <table:table-cell table:formula="of:=10^([.D14]/20)" office:value-type="float" office:value="0.0977237220955811" calcext:value-type="float">
            <text:p>0.097723722095581</text:p>
          </table:table-cell>
          <table:table-cell table:formula="of:=10^([.E14]/20)" office:value-type="float" office:value="0.158489319246111" calcext:value-type="float">
            <text:p>0.158489319246111</text:p>
          </table:table-cell>
          <table:table-cell table:formula="of:=[.F14]*[.I14]-[.H14]*[.G14]" office:value-type="float" office:value="-0.559221836363568" calcext:value-type="float">
            <text:p>-0.559221836363568</text:p>
          </table:table-cell>
          <table:table-cell table:formula="of:=(1-ABS([.F14])^2-ABS([.I14])^2+ABS([.J14])^2)/(2*ABS([.G14]*[.H14]))" office:value-type="float" office:value="1.10970653025943" calcext:value-type="float">
            <text:p>1.10970653025943</text:p>
          </table:table-cell>
          <table:table-cell table:formula="of:=([.K14]-SQRT([.K14]^2-1))*ABS([.G14]/[.H14])" office:value-type="float" office:value="37.8778293034862" calcext:value-type="float">
            <text:p>37.8778293034862</text:p>
          </table:table-cell>
          <table:table-cell table:formula="of:=10*LOG([.L14])" office:value-type="float" office:value="15.7838508256645" calcext:value-type="float">
            <text:p>15.7838508256645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-19.7" calcext:value-type="float">
            <text:p>-19.7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7" calcext:value-type="float">
            <text:p>-15.7</text:p>
          </table:table-cell>
          <table:table-cell table:formula="of:=10^([.B15]/20)" office:value-type="float" office:value="0.103514216667934" calcext:value-type="float">
            <text:p>0.103514216667934</text:p>
          </table:table-cell>
          <table:table-cell table:formula="of:=10^([.C15]/20)" office:value-type="float" office:value="5.88843655355589" calcext:value-type="float">
            <text:p>5.88843655355589</text:p>
          </table:table-cell>
          <table:table-cell table:formula="of:=10^([.D15]/20)" office:value-type="float" office:value="0.0977237220955811" calcext:value-type="float">
            <text:p>0.097723722095581</text:p>
          </table:table-cell>
          <table:table-cell table:formula="of:=10^([.E15]/20)" office:value-type="float" office:value="0.164058977319954" calcext:value-type="float">
            <text:p>0.164058977319954</text:p>
          </table:table-cell>
          <table:table-cell table:formula="of:=[.F15]*[.I15]-[.H15]*[.G15]" office:value-type="float" office:value="-0.558457500812539" calcext:value-type="float">
            <text:p>-0.558457500812539</text:p>
          </table:table-cell>
          <table:table-cell table:formula="of:=(1-ABS([.F15])^2-ABS([.I15])^2+ABS([.J15])^2)/(2*ABS([.G15]*[.H15]))" office:value-type="float" office:value="1.10719134738779" calcext:value-type="float">
            <text:p>1.10719134738779</text:p>
          </table:table-cell>
          <table:table-cell table:formula="of:=([.K15]-SQRT([.K15]^2-1))*ABS([.G15]/[.H15])" office:value-type="float" office:value="38.0775903064135" calcext:value-type="float">
            <text:p>38.0775903064135</text:p>
          </table:table-cell>
          <table:table-cell table:formula="of:=10*LOG([.L15])" office:value-type="float" office:value="15.8066945678857" calcext:value-type="float">
            <text:p>15.8066945678857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-19.7" calcext:value-type="float">
            <text:p>-19.7</text:p>
          </table:table-cell>
          <table:table-cell office:value-type="float" office:value="15.4" calcext:value-type="float">
            <text:p>15.4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7" calcext:value-type="float">
            <text:p>-15.7</text:p>
          </table:table-cell>
          <table:table-cell table:formula="of:=10^([.B16]/20)" office:value-type="float" office:value="0.103514216667934" calcext:value-type="float">
            <text:p>0.103514216667934</text:p>
          </table:table-cell>
          <table:table-cell table:formula="of:=10^([.C16]/20)" office:value-type="float" office:value="5.88843655355589" calcext:value-type="float">
            <text:p>5.88843655355589</text:p>
          </table:table-cell>
          <table:table-cell table:formula="of:=10^([.D16]/20)" office:value-type="float" office:value="0.0966050878989813" calcext:value-type="float">
            <text:p>0.096605087898981</text:p>
          </table:table-cell>
          <table:table-cell table:formula="of:=10^([.E16]/20)" office:value-type="float" office:value="0.164058977319954" calcext:value-type="float">
            <text:p>0.164058977319954</text:p>
          </table:table-cell>
          <table:table-cell table:formula="of:=[.F16]*[.I16]-[.H16]*[.G16]" office:value-type="float" office:value="-0.551870494319224" calcext:value-type="float">
            <text:p>-0.551870494319224</text:p>
          </table:table-cell>
          <table:table-cell table:formula="of:=(1-ABS([.F16])^2-ABS([.I16])^2+ABS([.J16])^2)/(2*ABS([.G16]*[.H16]))" office:value-type="float" office:value="1.11358352283526" calcext:value-type="float">
            <text:p>1.11358352283526</text:p>
          </table:table-cell>
          <table:table-cell table:formula="of:=([.K16]-SQRT([.K16]^2-1))*ABS([.G16]/[.H16])" office:value-type="float" office:value="38.0116906413907" calcext:value-type="float">
            <text:p>38.0116906413907</text:p>
          </table:table-cell>
          <table:table-cell table:formula="of:=10*LOG([.L16])" office:value-type="float" office:value="15.7991718609609" calcext:value-type="float">
            <text:p>15.799171860960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-20.2" calcext:value-type="float">
            <text:p>-20.2</text:p>
          </table:table-cell>
          <table:table-cell office:value-type="float" office:value="15.4" calcext:value-type="float">
            <text:p>15.4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1" calcext:value-type="float">
            <text:p>-15.1</text:p>
          </table:table-cell>
          <table:table-cell table:formula="of:=10^([.B17]/20)" office:value-type="float" office:value="0.0977237220955811" calcext:value-type="float">
            <text:p>0.097723722095581</text:p>
          </table:table-cell>
          <table:table-cell table:formula="of:=10^([.C17]/20)" office:value-type="float" office:value="5.88843655355589" calcext:value-type="float">
            <text:p>5.88843655355589</text:p>
          </table:table-cell>
          <table:table-cell table:formula="of:=10^([.D17]/20)" office:value-type="float" office:value="0.0966050878989813" calcext:value-type="float">
            <text:p>0.096605087898981</text:p>
          </table:table-cell>
          <table:table-cell table:formula="of:=10^([.E17]/20)" office:value-type="float" office:value="0.175792361395869" calcext:value-type="float">
            <text:p>0.175792361395869</text:p>
          </table:table-cell>
          <table:table-cell table:formula="of:=[.F17]*[.I17]-[.H17]*[.G17]" office:value-type="float" office:value="-0.551673846972265" calcext:value-type="float">
            <text:p>-0.551673846972265</text:p>
          </table:table-cell>
          <table:table-cell table:formula="of:=(1-ABS([.F17])^2-ABS([.I17])^2+ABS([.J17])^2)/(2*ABS([.G17]*[.H17]))" office:value-type="float" office:value="1.11091205188392" calcext:value-type="float">
            <text:p>1.11091205188392</text:p>
          </table:table-cell>
          <table:table-cell table:formula="of:=([.K17]-SQRT([.K17]^2-1))*ABS([.G17]/[.H17])" office:value-type="float" office:value="38.2208157721711" calcext:value-type="float">
            <text:p>38.2208157721711</text:p>
          </table:table-cell>
          <table:table-cell table:formula="of:=10*LOG([.L17])" office:value-type="float" office:value="15.8229995225252" calcext:value-type="float">
            <text:p>15.8229995225252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-19.2" calcext:value-type="float">
            <text:p>-19.2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6" calcext:value-type="float">
            <text:p>-16</text:p>
          </table:table-cell>
          <table:table-cell table:formula="of:=10^([.B18]/20)" office:value-type="float" office:value="0.109647819614319" calcext:value-type="float">
            <text:p>0.109647819614319</text:p>
          </table:table-cell>
          <table:table-cell table:formula="of:=10^([.C18]/20)" office:value-type="float" office:value="5.88843655355589" calcext:value-type="float">
            <text:p>5.88843655355589</text:p>
          </table:table-cell>
          <table:table-cell table:formula="of:=10^([.D18]/20)" office:value-type="float" office:value="0.0977237220955811" calcext:value-type="float">
            <text:p>0.097723722095581</text:p>
          </table:table-cell>
          <table:table-cell table:formula="of:=10^([.E18]/20)" office:value-type="float" office:value="0.158489319246111" calcext:value-type="float">
            <text:p>0.158489319246111</text:p>
          </table:table-cell>
          <table:table-cell table:formula="of:=[.F18]*[.I18]-[.H18]*[.G18]" office:value-type="float" office:value="-0.558061929049663" calcext:value-type="float">
            <text:p>-0.558061929049663</text:p>
          </table:table-cell>
          <table:table-cell table:formula="of:=(1-ABS([.F18])^2-ABS([.I18])^2+ABS([.J18])^2)/(2*ABS([.G18]*[.H18]))" office:value-type="float" office:value="1.10723250621962" calcext:value-type="float">
            <text:p>1.10723250621962</text:p>
          </table:table-cell>
          <table:table-cell table:formula="of:=([.K18]-SQRT([.K18]^2-1))*ABS([.G18]/[.H18])" office:value-type="float" office:value="38.0742931614871" calcext:value-type="float">
            <text:p>38.0742931614871</text:p>
          </table:table-cell>
          <table:table-cell table:formula="of:=10*LOG([.L18])" office:value-type="float" office:value="15.8063184952836" calcext:value-type="float">
            <text:p>15.8063184952836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-20.6" calcext:value-type="float">
            <text:p>-20.6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9" calcext:value-type="float">
            <text:p>-15.9</text:p>
          </table:table-cell>
          <table:table-cell table:formula="of:=10^([.B19]/20)" office:value-type="float" office:value="0.0933254300796991" calcext:value-type="float">
            <text:p>0.093325430079699</text:p>
          </table:table-cell>
          <table:table-cell table:formula="of:=10^([.C19]/20)" office:value-type="float" office:value="5.88843655355589" calcext:value-type="float">
            <text:p>5.88843655355589</text:p>
          </table:table-cell>
          <table:table-cell table:formula="of:=10^([.D19]/20)" office:value-type="float" office:value="0.0977237220955811" calcext:value-type="float">
            <text:p>0.097723722095581</text:p>
          </table:table-cell>
          <table:table-cell table:formula="of:=10^([.E19]/20)" office:value-type="float" office:value="0.160324539069004" calcext:value-type="float">
            <text:p>0.160324539069004</text:p>
          </table:table-cell>
          <table:table-cell table:formula="of:=[.F19]*[.I19]-[.H19]*[.G19]" office:value-type="float" office:value="-0.560477580776213" calcext:value-type="float">
            <text:p>-0.560477580776213</text:p>
          </table:table-cell>
          <table:table-cell table:formula="of:=(1-ABS([.F19])^2-ABS([.I19])^2+ABS([.J19])^2)/(2*ABS([.G19]*[.H19]))" office:value-type="float" office:value="1.11195056320509" calcext:value-type="float">
            <text:p>1.11195056320509</text:p>
          </table:table-cell>
          <table:table-cell table:formula="of:=([.K19]-SQRT([.K19]^2-1))*ABS([.G19]/[.H19])" office:value-type="float" office:value="37.7024975019991" calcext:value-type="float">
            <text:p>37.7024975019991</text:p>
          </table:table-cell>
          <table:table-cell table:formula="of:=10*LOG([.L19])" office:value-type="float" office:value="15.7637011984534" calcext:value-type="float">
            <text:p>15.7637011984534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15.5" calcext:value-type="float">
            <text:p>15.5</text:p>
          </table:table-cell>
          <table:table-cell office:value-type="float" office:value="-20.2" calcext:value-type="float">
            <text:p>-20.2</text:p>
          </table:table-cell>
          <table:table-cell office:value-type="float" office:value="-16.2" calcext:value-type="float">
            <text:p>-16.2</text:p>
          </table:table-cell>
          <table:table-cell table:formula="of:=10^([.B20]/20)" office:value-type="float" office:value="0.1" calcext:value-type="float">
            <text:p>0.1</text:p>
          </table:table-cell>
          <table:table-cell table:formula="of:=10^([.C20]/20)" office:value-type="float" office:value="5.9566214352901" calcext:value-type="float">
            <text:p>5.9566214352901</text:p>
          </table:table-cell>
          <table:table-cell table:formula="of:=10^([.D20]/20)" office:value-type="float" office:value="0.0977237220955811" calcext:value-type="float">
            <text:p>0.097723722095581</text:p>
          </table:table-cell>
          <table:table-cell table:formula="of:=10^([.E20]/20)" office:value-type="float" office:value="0.154881661891248" calcext:value-type="float">
            <text:p>0.154881661891248</text:p>
          </table:table-cell>
          <table:table-cell table:formula="of:=[.F20]*[.I20]-[.H20]*[.G20]" office:value-type="float" office:value="-0.566615051581747" calcext:value-type="float">
            <text:p>-0.566615051581747</text:p>
          </table:table-cell>
          <table:table-cell table:formula="of:=(1-ABS([.F20])^2-ABS([.I20])^2+ABS([.J20])^2)/(2*ABS([.G20]*[.H20]))" office:value-type="float" office:value="1.105529267144" calcext:value-type="float">
            <text:p>1.105529267144</text:p>
          </table:table-cell>
          <table:table-cell table:formula="of:=([.K20]-SQRT([.K20]^2-1))*ABS([.G20]/[.H20])" office:value-type="float" office:value="38.6540055905257" calcext:value-type="float">
            <text:p>38.6540055905257</text:p>
          </table:table-cell>
          <table:table-cell table:formula="of:=10*LOG([.L20])" office:value-type="float" office:value="15.8719450512948" calcext:value-type="float">
            <text:p>15.8719450512948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-19.5" calcext:value-type="float">
            <text:p>-19.5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7" calcext:value-type="float">
            <text:p>-15.7</text:p>
          </table:table-cell>
          <table:table-cell table:formula="of:=10^([.B21]/20)" office:value-type="float" office:value="0.105925372517729" calcext:value-type="float">
            <text:p>0.105925372517729</text:p>
          </table:table-cell>
          <table:table-cell table:formula="of:=10^([.C21]/20)" office:value-type="float" office:value="5.88843655355589" calcext:value-type="float">
            <text:p>5.88843655355589</text:p>
          </table:table-cell>
          <table:table-cell table:formula="of:=10^([.D21]/20)" office:value-type="float" office:value="0.0977237220955811" calcext:value-type="float">
            <text:p>0.097723722095581</text:p>
          </table:table-cell>
          <table:table-cell table:formula="of:=10^([.E21]/20)" office:value-type="float" office:value="0.164058977319954" calcext:value-type="float">
            <text:p>0.164058977319954</text:p>
          </table:table-cell>
          <table:table-cell table:formula="of:=[.F21]*[.I21]-[.H21]*[.G21]" office:value-type="float" office:value="-0.558061929049663" calcext:value-type="float">
            <text:p>-0.558061929049663</text:p>
          </table:table-cell>
          <table:table-cell table:formula="of:=(1-ABS([.F21])^2-ABS([.I21])^2+ABS([.J21])^2)/(2*ABS([.G21]*[.H21]))" office:value-type="float" office:value="1.10636879842275" calcext:value-type="float">
            <text:p>1.10636879842275</text:p>
          </table:table-cell>
          <table:table-cell table:formula="of:=([.K21]-SQRT([.K21]^2-1))*ABS([.G21]/[.H21])" office:value-type="float" office:value="38.1436830808322" calcext:value-type="float">
            <text:p>38.1436830808322</text:p>
          </table:table-cell>
          <table:table-cell table:formula="of:=10*LOG([.L21])" office:value-type="float" office:value="15.8142262537635" calcext:value-type="float">
            <text:p>15.8142262537635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-20.5" calcext:value-type="float">
            <text:p>-20.5</text:p>
          </table:table-cell>
          <table:table-cell office:value-type="float" office:value="15.5" calcext:value-type="float">
            <text:p>15.5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9" calcext:value-type="float">
            <text:p>-15.9</text:p>
          </table:table-cell>
          <table:table-cell table:formula="of:=10^([.B22]/20)" office:value-type="float" office:value="0.0944060876285924" calcext:value-type="float">
            <text:p>0.094406087628592</text:p>
          </table:table-cell>
          <table:table-cell table:formula="of:=10^([.C22]/20)" office:value-type="float" office:value="5.9566214352901" calcext:value-type="float">
            <text:p>5.9566214352901</text:p>
          </table:table-cell>
          <table:table-cell table:formula="of:=10^([.D22]/20)" office:value-type="float" office:value="0.0966050878989813" calcext:value-type="float">
            <text:p>0.096605087898981</text:p>
          </table:table-cell>
          <table:table-cell table:formula="of:=10^([.E22]/20)" office:value-type="float" office:value="0.160324539069004" calcext:value-type="float">
            <text:p>0.160324539069004</text:p>
          </table:table-cell>
          <table:table-cell table:formula="of:=[.F22]*[.I22]-[.H22]*[.G22]" office:value-type="float" office:value="-0.560304324852795" calcext:value-type="float">
            <text:p>-0.560304324852795</text:p>
          </table:table-cell>
          <table:table-cell table:formula="of:=(1-ABS([.F22])^2-ABS([.I22])^2+ABS([.J22])^2)/(2*ABS([.G22]*[.H22]))" office:value-type="float" office:value="1.11160556144207" calcext:value-type="float">
            <text:p>1.11160556144207</text:p>
          </table:table-cell>
          <table:table-cell table:formula="of:=([.K22]-SQRT([.K22]^2-1))*ABS([.G22]/[.H22])" office:value-type="float" office:value="38.6081073398133" calcext:value-type="float">
            <text:p>38.6081073398133</text:p>
          </table:table-cell>
          <table:table-cell table:formula="of:=10*LOG([.L22])" office:value-type="float" office:value="15.8667851200938" calcext:value-type="float">
            <text:p>15.8667851200938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-19.7" calcext:value-type="float">
            <text:p>-19.7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9" calcext:value-type="float">
            <text:p>-15.9</text:p>
          </table:table-cell>
          <table:table-cell table:formula="of:=10^([.B23]/20)" office:value-type="float" office:value="0.103514216667934" calcext:value-type="float">
            <text:p>0.103514216667934</text:p>
          </table:table-cell>
          <table:table-cell table:formula="of:=10^([.C23]/20)" office:value-type="float" office:value="5.88843655355589" calcext:value-type="float">
            <text:p>5.88843655355589</text:p>
          </table:table-cell>
          <table:table-cell table:formula="of:=10^([.D23]/20)" office:value-type="float" office:value="0.0977237220955811" calcext:value-type="float">
            <text:p>0.097723722095581</text:p>
          </table:table-cell>
          <table:table-cell table:formula="of:=10^([.E23]/20)" office:value-type="float" office:value="0.160324539069004" calcext:value-type="float">
            <text:p>0.160324539069004</text:p>
          </table:table-cell>
          <table:table-cell table:formula="of:=[.F23]*[.I23]-[.H23]*[.G23]" office:value-type="float" office:value="-0.558844068262781" calcext:value-type="float">
            <text:p>-0.558844068262781</text:p>
          </table:table-cell>
          <table:table-cell table:formula="of:=(1-ABS([.F23])^2-ABS([.I23])^2+ABS([.J23])^2)/(2*ABS([.G23]*[.H23]))" office:value-type="float" office:value="1.10861921372419" calcext:value-type="float">
            <text:p>1.10861921372419</text:p>
          </table:table-cell>
          <table:table-cell table:formula="of:=([.K23]-SQRT([.K23]^2-1))*ABS([.G23]/[.H23])" office:value-type="float" office:value="37.9637587650342" calcext:value-type="float">
            <text:p>37.9637587650342</text:p>
          </table:table-cell>
          <table:table-cell table:formula="of:=10*LOG([.L23])" office:value-type="float" office:value="15.7936920507503" calcext:value-type="float">
            <text:p>15.7936920507503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-20" calcext:value-type="float">
            <text:p>-20</text:p>
          </table:table-cell>
          <table:table-cell office:value-type="float" office:value="15.4" calcext:value-type="float">
            <text:p>15.4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7" calcext:value-type="float">
            <text:p>-15.7</text:p>
          </table:table-cell>
          <table:table-cell table:formula="of:=10^([.B24]/20)" office:value-type="float" office:value="0.1" calcext:value-type="float">
            <text:p>0.1</text:p>
          </table:table-cell>
          <table:table-cell table:formula="of:=10^([.C24]/20)" office:value-type="float" office:value="5.88843655355589" calcext:value-type="float">
            <text:p>5.88843655355589</text:p>
          </table:table-cell>
          <table:table-cell table:formula="of:=10^([.D24]/20)" office:value-type="float" office:value="0.0966050878989813" calcext:value-type="float">
            <text:p>0.096605087898981</text:p>
          </table:table-cell>
          <table:table-cell table:formula="of:=10^([.E24]/20)" office:value-type="float" office:value="0.164058977319954" calcext:value-type="float">
            <text:p>0.164058977319954</text:p>
          </table:table-cell>
          <table:table-cell table:formula="of:=[.F24]*[.I24]-[.H24]*[.G24]" office:value-type="float" office:value="-0.552447033111846" calcext:value-type="float">
            <text:p>-0.552447033111846</text:p>
          </table:table-cell>
          <table:table-cell table:formula="of:=(1-ABS([.F24])^2-ABS([.I24])^2+ABS([.J24])^2)/(2*ABS([.G24]*[.H24]))" office:value-type="float" office:value="1.11477176928089" calcext:value-type="float">
            <text:p>1.11477176928089</text:p>
          </table:table-cell>
          <table:table-cell table:formula="of:=([.K24]-SQRT([.K24]^2-1))*ABS([.G24]/[.H24])" office:value-type="float" office:value="37.9198703026427" calcext:value-type="float">
            <text:p>37.9198703026427</text:p>
          </table:table-cell>
          <table:table-cell table:formula="of:=10*LOG([.L24])" office:value-type="float" office:value="15.7886684325087" calcext:value-type="float">
            <text:p>15.7886684325087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-20.2" calcext:value-type="float">
            <text:p>-20.2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5" calcext:value-type="float">
            <text:p>-15.5</text:p>
          </table:table-cell>
          <table:table-cell table:formula="of:=10^([.B25]/20)" office:value-type="float" office:value="0.0977237220955811" calcext:value-type="float">
            <text:p>0.097723722095581</text:p>
          </table:table-cell>
          <table:table-cell table:formula="of:=10^([.C25]/20)" office:value-type="float" office:value="5.88843655355589" calcext:value-type="float">
            <text:p>5.88843655355589</text:p>
          </table:table-cell>
          <table:table-cell table:formula="of:=10^([.D25]/20)" office:value-type="float" office:value="0.0977237220955811" calcext:value-type="float">
            <text:p>0.097723722095581</text:p>
          </table:table-cell>
          <table:table-cell table:formula="of:=10^([.E25]/20)" office:value-type="float" office:value="0.167880401812256" calcext:value-type="float">
            <text:p>0.167880401812256</text:p>
          </table:table-cell>
          <table:table-cell table:formula="of:=[.F25]*[.I25]-[.H25]*[.G25]" office:value-type="float" office:value="-0.559034039605162" calcext:value-type="float">
            <text:p>-0.559034039605162</text:p>
          </table:table-cell>
          <table:table-cell table:formula="of:=(1-ABS([.F25])^2-ABS([.I25])^2+ABS([.J25])^2)/(2*ABS([.G25]*[.H25]))" office:value-type="float" office:value="1.1076614773763" calcext:value-type="float">
            <text:p>1.1076614773763</text:p>
          </table:table-cell>
          <table:table-cell table:formula="of:=([.K25]-SQRT([.K25]^2-1))*ABS([.G25]/[.H25])" office:value-type="float" office:value="38.0399856697358" calcext:value-type="float">
            <text:p>38.0399856697358</text:p>
          </table:table-cell>
          <table:table-cell table:formula="of:=10*LOG([.L25])" office:value-type="float" office:value="15.8024034465981" calcext:value-type="float">
            <text:p>15.8024034465981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-20.1" calcext:value-type="float">
            <text:p>-20.1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7" calcext:value-type="float">
            <text:p>-15.7</text:p>
          </table:table-cell>
          <table:table-cell table:formula="of:=10^([.B26]/20)" office:value-type="float" office:value="0.0988553094656939" calcext:value-type="float">
            <text:p>0.098855309465694</text:p>
          </table:table-cell>
          <table:table-cell table:formula="of:=10^([.C26]/20)" office:value-type="float" office:value="5.88843655355589" calcext:value-type="float">
            <text:p>5.88843655355589</text:p>
          </table:table-cell>
          <table:table-cell table:formula="of:=10^([.D26]/20)" office:value-type="float" office:value="0.0977237220955811" calcext:value-type="float">
            <text:p>0.097723722095581</text:p>
          </table:table-cell>
          <table:table-cell table:formula="of:=10^([.E26]/20)" office:value-type="float" office:value="0.164058977319954" calcext:value-type="float">
            <text:p>0.164058977319954</text:p>
          </table:table-cell>
          <table:table-cell table:formula="of:=[.F26]*[.I26]-[.H26]*[.G26]" office:value-type="float" office:value="-0.559221836363568" calcext:value-type="float">
            <text:p>-0.559221836363568</text:p>
          </table:table-cell>
          <table:table-cell table:formula="of:=(1-ABS([.F26])^2-ABS([.I26])^2+ABS([.J26])^2)/(2*ABS([.G26]*[.H26]))" office:value-type="float" office:value="1.10875285083782" calcext:value-type="float">
            <text:p>1.10875285083782</text:p>
          </table:table-cell>
          <table:table-cell table:formula="of:=([.K26]-SQRT([.K26]^2-1))*ABS([.G26]/[.H26])" office:value-type="float" office:value="37.9531627425654" calcext:value-type="float">
            <text:p>37.9531627425654</text:p>
          </table:table-cell>
          <table:table-cell table:formula="of:=10*LOG([.L26])" office:value-type="float" office:value="15.7924797270609" calcext:value-type="float">
            <text:p>15.7924797270609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-19.6" calcext:value-type="float">
            <text:p>-19.6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6" calcext:value-type="float">
            <text:p>-15.6</text:p>
          </table:table-cell>
          <table:table-cell table:formula="of:=10^([.B27]/20)" office:value-type="float" office:value="0.10471285480509" calcext:value-type="float">
            <text:p>0.10471285480509</text:p>
          </table:table-cell>
          <table:table-cell table:formula="of:=10^([.C27]/20)" office:value-type="float" office:value="5.88843655355589" calcext:value-type="float">
            <text:p>5.88843655355589</text:p>
          </table:table-cell>
          <table:table-cell table:formula="of:=10^([.D27]/20)" office:value-type="float" office:value="0.0977237220955811" calcext:value-type="float">
            <text:p>0.097723722095581</text:p>
          </table:table-cell>
          <table:table-cell table:formula="of:=10^([.E27]/20)" office:value-type="float" office:value="0.165958690743756" calcext:value-type="float">
            <text:p>0.165958690743756</text:p>
          </table:table-cell>
          <table:table-cell table:formula="of:=[.F27]*[.I27]-[.H27]*[.G27]" office:value-type="float" office:value="-0.558061929049663" calcext:value-type="float">
            <text:p>-0.558061929049663</text:p>
          </table:table-cell>
          <table:table-cell table:formula="of:=(1-ABS([.F27])^2-ABS([.I27])^2+ABS([.J27])^2)/(2*ABS([.G27]*[.H27]))" office:value-type="float" office:value="1.10604597027995" calcext:value-type="float">
            <text:p>1.10604597027995</text:p>
          </table:table-cell>
          <table:table-cell table:formula="of:=([.K27]-SQRT([.K27]^2-1))*ABS([.G27]/[.H27])" office:value-type="float" office:value="38.1697274861934" calcext:value-type="float">
            <text:p>38.1697274861934</text:p>
          </table:table-cell>
          <table:table-cell table:formula="of:=10*LOG([.L27])" office:value-type="float" office:value="15.8171905930291" calcext:value-type="float">
            <text:p>15.817190593029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-19.8" calcext:value-type="float">
            <text:p>-19.8</text:p>
          </table:table-cell>
          <table:table-cell office:value-type="float" office:value="15.4" calcext:value-type="float">
            <text:p>15.4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5" calcext:value-type="float">
            <text:p>-15.5</text:p>
          </table:table-cell>
          <table:table-cell table:formula="of:=10^([.B28]/20)" office:value-type="float" office:value="0.102329299228075" calcext:value-type="float">
            <text:p>0.102329299228075</text:p>
          </table:table-cell>
          <table:table-cell table:formula="of:=10^([.C28]/20)" office:value-type="float" office:value="5.88843655355589" calcext:value-type="float">
            <text:p>5.88843655355589</text:p>
          </table:table-cell>
          <table:table-cell table:formula="of:=10^([.D28]/20)" office:value-type="float" office:value="0.0966050878989813" calcext:value-type="float">
            <text:p>0.096605087898981</text:p>
          </table:table-cell>
          <table:table-cell table:formula="of:=10^([.E28]/20)" office:value-type="float" office:value="0.167880401812256" calcext:value-type="float">
            <text:p>0.167880401812256</text:p>
          </table:table-cell>
          <table:table-cell table:formula="of:=[.F28]*[.I28]-[.H28]*[.G28]" office:value-type="float" office:value="-0.551673846972265" calcext:value-type="float">
            <text:p>-0.551673846972265</text:p>
          </table:table-cell>
          <table:table-cell table:formula="of:=(1-ABS([.F28])^2-ABS([.I28])^2+ABS([.J28])^2)/(2*ABS([.G28]*[.H28]))" office:value-type="float" office:value="1.11249221900157" calcext:value-type="float">
            <text:p>1.11249221900157</text:p>
          </table:table-cell>
          <table:table-cell table:formula="of:=([.K28]-SQRT([.K28]^2-1))*ABS([.G28]/[.H28])" office:value-type="float" office:value="38.0966641454426" calcext:value-type="float">
            <text:p>38.0966641454426</text:p>
          </table:table-cell>
          <table:table-cell table:formula="of:=10*LOG([.L28])" office:value-type="float" office:value="15.8088694925428" calcext:value-type="float">
            <text:p>15.8088694925428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-19.9" calcext:value-type="float">
            <text:p>-19.9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9" calcext:value-type="float">
            <text:p>-15.9</text:p>
          </table:table-cell>
          <table:table-cell table:formula="of:=10^([.B29]/20)" office:value-type="float" office:value="0.10115794542599" calcext:value-type="float">
            <text:p>0.10115794542599</text:p>
          </table:table-cell>
          <table:table-cell table:formula="of:=10^([.C29]/20)" office:value-type="float" office:value="5.88843655355589" calcext:value-type="float">
            <text:p>5.88843655355589</text:p>
          </table:table-cell>
          <table:table-cell table:formula="of:=10^([.D29]/20)" office:value-type="float" office:value="0.0977237220955811" calcext:value-type="float">
            <text:p>0.097723722095581</text:p>
          </table:table-cell>
          <table:table-cell table:formula="of:=10^([.E29]/20)" office:value-type="float" office:value="0.160324539069004" calcext:value-type="float">
            <text:p>0.160324539069004</text:p>
          </table:table-cell>
          <table:table-cell table:formula="of:=[.F29]*[.I29]-[.H29]*[.G29]" office:value-type="float" office:value="-0.559221836363568" calcext:value-type="float">
            <text:p>-0.559221836363568</text:p>
          </table:table-cell>
          <table:table-cell table:formula="of:=(1-ABS([.F29])^2-ABS([.I29])^2+ABS([.J29])^2)/(2*ABS([.G29]*[.H29]))" office:value-type="float" office:value="1.10940524950674" calcext:value-type="float">
            <text:p>1.10940524950674</text:p>
          </table:table-cell>
          <table:table-cell table:formula="of:=([.K29]-SQRT([.K29]^2-1))*ABS([.G29]/[.H29])" office:value-type="float" office:value="37.9015746923476" calcext:value-type="float">
            <text:p>37.9015746923476</text:p>
          </table:table-cell>
          <table:table-cell table:formula="of:=10*LOG([.L29])" office:value-type="float" office:value="15.7865725392561" calcext:value-type="float">
            <text:p>15.7865725392561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-20" calcext:value-type="float">
            <text:p>-20</text:p>
          </table:table-cell>
          <table:table-cell office:value-type="float" office:value="15.5" calcext:value-type="float">
            <text:p>15.5</text:p>
          </table:table-cell>
          <table:table-cell office:value-type="float" office:value="-20.2" calcext:value-type="float">
            <text:p>-20.2</text:p>
          </table:table-cell>
          <table:table-cell office:value-type="float" office:value="-16" calcext:value-type="float">
            <text:p>-16</text:p>
          </table:table-cell>
          <table:table-cell table:formula="of:=10^([.B30]/20)" office:value-type="float" office:value="0.1" calcext:value-type="float">
            <text:p>0.1</text:p>
          </table:table-cell>
          <table:table-cell table:formula="of:=10^([.C30]/20)" office:value-type="float" office:value="5.9566214352901" calcext:value-type="float">
            <text:p>5.9566214352901</text:p>
          </table:table-cell>
          <table:table-cell table:formula="of:=10^([.D30]/20)" office:value-type="float" office:value="0.0977237220955811" calcext:value-type="float">
            <text:p>0.097723722095581</text:p>
          </table:table-cell>
          <table:table-cell table:formula="of:=10^([.E30]/20)" office:value-type="float" office:value="0.158489319246111" calcext:value-type="float">
            <text:p>0.158489319246111</text:p>
          </table:table-cell>
          <table:table-cell table:formula="of:=[.F30]*[.I30]-[.H30]*[.G30]" office:value-type="float" office:value="-0.56625428584626" calcext:value-type="float">
            <text:p>-0.56625428584626</text:p>
          </table:table-cell>
          <table:table-cell table:formula="of:=(1-ABS([.F30])^2-ABS([.I30])^2+ABS([.J30])^2)/(2*ABS([.G30]*[.H30]))" office:value-type="float" office:value="1.10420713430086" calcext:value-type="float">
            <text:p>1.10420713430086</text:p>
          </table:table-cell>
          <table:table-cell table:formula="of:=([.K30]-SQRT([.K30]^2-1))*ABS([.G30]/[.H30])" office:value-type="float" office:value="38.7629358889499" calcext:value-type="float">
            <text:p>38.7629358889499</text:p>
          </table:table-cell>
          <table:table-cell table:formula="of:=10*LOG([.L30])" office:value-type="float" office:value="15.8841666291133" calcext:value-type="float">
            <text:p>15.8841666291133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15.5" calcext:value-type="float">
            <text:p>15.5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6" calcext:value-type="float">
            <text:p>-15.6</text:p>
          </table:table-cell>
          <table:table-cell table:formula="of:=10^([.B31]/20)" office:value-type="float" office:value="0.1" calcext:value-type="float">
            <text:p>0.1</text:p>
          </table:table-cell>
          <table:table-cell table:formula="of:=10^([.C31]/20)" office:value-type="float" office:value="5.9566214352901" calcext:value-type="float">
            <text:p>5.9566214352901</text:p>
          </table:table-cell>
          <table:table-cell table:formula="of:=10^([.D31]/20)" office:value-type="float" office:value="0.0977237220955811" calcext:value-type="float">
            <text:p>0.097723722095581</text:p>
          </table:table-cell>
          <table:table-cell table:formula="of:=10^([.E31]/20)" office:value-type="float" office:value="0.165958690743756" calcext:value-type="float">
            <text:p>0.165958690743756</text:p>
          </table:table-cell>
          <table:table-cell table:formula="of:=[.F31]*[.I31]-[.H31]*[.G31]" office:value-type="float" office:value="-0.565507348696496" calcext:value-type="float">
            <text:p>-0.565507348696496</text:p>
          </table:table-cell>
          <table:table-cell table:formula="of:=(1-ABS([.F31])^2-ABS([.I31])^2+ABS([.J31])^2)/(2*ABS([.G31]*[.H31]))" office:value-type="float" office:value="1.10139940413547" calcext:value-type="float">
            <text:p>1.10139940413547</text:p>
          </table:table-cell>
          <table:table-cell table:formula="of:=([.K31]-SQRT([.K31]^2-1))*ABS([.G31]/[.H31])" office:value-type="float" office:value="38.9977324494832" calcext:value-type="float">
            <text:p>38.9977324494832</text:p>
          </table:table-cell>
          <table:table-cell table:formula="of:=10*LOG([.L31])" office:value-type="float" office:value="15.9103935540325" calcext:value-type="float">
            <text:p>15.91039355403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-19.7" calcext:value-type="float">
            <text:p>-19.7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6.2" calcext:value-type="float">
            <text:p>-16.2</text:p>
          </table:table-cell>
          <table:table-cell table:formula="of:=10^([.B32]/20)" office:value-type="float" office:value="0.103514216667934" calcext:value-type="float">
            <text:p>0.103514216667934</text:p>
          </table:table-cell>
          <table:table-cell table:formula="of:=10^([.C32]/20)" office:value-type="float" office:value="5.88843655355589" calcext:value-type="float">
            <text:p>5.88843655355589</text:p>
          </table:table-cell>
          <table:table-cell table:formula="of:=10^([.D32]/20)" office:value-type="float" office:value="0.0977237220955811" calcext:value-type="float">
            <text:p>0.097723722095581</text:p>
          </table:table-cell>
          <table:table-cell table:formula="of:=10^([.E32]/20)" office:value-type="float" office:value="0.154881661891248" calcext:value-type="float">
            <text:p>0.154881661891248</text:p>
          </table:table-cell>
          <table:table-cell table:formula="of:=[.F32]*[.I32]-[.H32]*[.G32]" office:value-type="float" office:value="-0.559407483430257" calcext:value-type="float">
            <text:p>-0.559407483430257</text:p>
          </table:table-cell>
          <table:table-cell table:formula="of:=(1-ABS([.F32])^2-ABS([.I32])^2+ABS([.J32])^2)/(2*ABS([.G32]*[.H32]))" office:value-type="float" office:value="1.11065736607561" calcext:value-type="float">
            <text:p>1.11065736607561</text:p>
          </table:table-cell>
          <table:table-cell table:formula="of:=([.K32]-SQRT([.K32]^2-1))*ABS([.G32]/[.H32])" office:value-type="float" office:value="37.8032104864561" calcext:value-type="float">
            <text:p>37.8032104864561</text:p>
          </table:table-cell>
          <table:table-cell table:formula="of:=10*LOG([.L32])" office:value-type="float" office:value="15.7752868442305" calcext:value-type="float">
            <text:p>15.775286844230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-19.7" calcext:value-type="float">
            <text:p>-19.7</text:p>
          </table:table-cell>
          <table:table-cell office:value-type="float" office:value="15.4" calcext:value-type="float">
            <text:p>15.4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7" calcext:value-type="float">
            <text:p>-15.7</text:p>
          </table:table-cell>
          <table:table-cell table:formula="of:=10^([.B33]/20)" office:value-type="float" office:value="0.103514216667934" calcext:value-type="float">
            <text:p>0.103514216667934</text:p>
          </table:table-cell>
          <table:table-cell table:formula="of:=10^([.C33]/20)" office:value-type="float" office:value="5.88843655355589" calcext:value-type="float">
            <text:p>5.88843655355589</text:p>
          </table:table-cell>
          <table:table-cell table:formula="of:=10^([.D33]/20)" office:value-type="float" office:value="0.0977237220955811" calcext:value-type="float">
            <text:p>0.097723722095581</text:p>
          </table:table-cell>
          <table:table-cell table:formula="of:=10^([.E33]/20)" office:value-type="float" office:value="0.164058977319954" calcext:value-type="float">
            <text:p>0.164058977319954</text:p>
          </table:table-cell>
          <table:table-cell table:formula="of:=[.F33]*[.I33]-[.H33]*[.G33]" office:value-type="float" office:value="-0.558457500812539" calcext:value-type="float">
            <text:p>-0.558457500812539</text:p>
          </table:table-cell>
          <table:table-cell table:formula="of:=(1-ABS([.F33])^2-ABS([.I33])^2+ABS([.J33])^2)/(2*ABS([.G33]*[.H33]))" office:value-type="float" office:value="1.10719134738779" calcext:value-type="float">
            <text:p>1.10719134738779</text:p>
          </table:table-cell>
          <table:table-cell table:formula="of:=([.K33]-SQRT([.K33]^2-1))*ABS([.G33]/[.H33])" office:value-type="float" office:value="38.0775903064135" calcext:value-type="float">
            <text:p>38.0775903064135</text:p>
          </table:table-cell>
          <table:table-cell table:formula="of:=10*LOG([.L33])" office:value-type="float" office:value="15.8066945678857" calcext:value-type="float">
            <text:p>15.806694567885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-15db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200MHz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ormulas from <text:a xlink:href="https://www.microwaves101.com/encyclopedias/stability-factor" xlink:type="simple">https://www.microwaves101.com/encyclopedias/stability-factor</text:a> retrieved on sep 6 20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00-00-00</text:date>, <text:time style:data-style-name="N2" text:time-value="17:55:04.6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2:06:17.804000000</meta:creation-date>
    <dc:date>2017-10-29T20:40:56.953000000</dc:date>
    <meta:editing-duration>PT2H52M57S</meta:editing-duration>
    <meta:editing-cycles>5</meta:editing-cycles>
    <meta:generator>LibreOffice/5.3.4.2$Windows_X86_64 LibreOffice_project/f82d347ccc0be322489bf7da61d7e4ad13fe2ff3</meta:generator>
    <meta:document-statistic meta:table-count="1" meta:cell-count="434" meta:object-count="0"/>
  </office:meta>
</office:document-meta>
</file>